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style:text-underline-style="solid" style:text-underline-width="auto" style:text-underline-color="font-color" fo:font-weight="bold" style:font-weight-asian="bold" style:font-weight-complex="bold"/>
    </style:style>
    <style:style style:name="P2" style:family="paragraph" style:parent-style-name="Standard">
      <style:text-properties style:font-name="Helvetica" style:text-underline-style="none" fo:font-weight="normal" style:font-weight-asian="normal" style:font-weight-complex="normal"/>
    </style:style>
    <style:style style:name="P3" style:family="paragraph" style:parent-style-name="Standard">
      <style:paragraph-properties fo:text-align="start" style:justify-single-word="false"/>
      <style:text-properties fo:color="#262626" style:text-outline="false" style:font-name="Helvetica" fo:font-size="12pt" fo:letter-spacing="normal" fo:font-weight="normal" style:letter-kerning="false" style:font-name-asian="Times-Roman" style:font-size-asian="12pt" style:font-weight-asian="normal" style:font-name-complex="Times-Roman" style:font-size-complex="12pt" style:font-weight-complex="normal"/>
    </style:style>
    <style:style style:name="P4" style:family="paragraph" style:parent-style-name="Standard">
      <style:paragraph-properties fo:text-align="start" style:justify-single-word="false" style:text-autospace="none"/>
      <style:text-properties fo:color="#434343" style:text-outline="false" style:font-name="Helvetica"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P5" style:family="paragraph" style:parent-style-name="Standard">
      <style:text-properties style:font-name="Helvetica" style:text-underline-style="solid" style:text-underline-width="auto" style:text-underline-color="font-color" fo:font-weight="bold" style:font-weight-asian="bold" style:font-weight-complex="bold"/>
    </style:style>
    <style:style style:name="P6" style:family="paragraph" style:parent-style-name="Standard">
      <style:text-properties fo:color="#262626"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7" style:family="paragraph" style:parent-style-name="Standard">
      <style:paragraph-properties fo:text-align="start" style:justify-single-word="false"/>
      <style:text-properties fo:color="#434343" style:text-outline="false" style:font-name="HelveticaNeue"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T1" style:family="text">
      <style:text-properties fo:color="#262626" style:text-outline="false" fo:font-size="12pt" fo:letter-spacing="normal" style:letter-kerning="false" style:font-name-asian="Times-Roman" style:font-size-asian="12pt" style:font-name-complex="Times-Roman" style:font-size-complex="12pt"/>
    </style:style>
    <style:style style:name="T2" style:family="text">
      <style:text-properties fo:color="#262626" style:text-outline="false" fo:font-size="12pt" fo:letter-spacing="normal" fo:font-weight="bold" style:letter-kerning="false" style:font-name-asian="Times-Roman" style:font-size-asian="12pt" style:font-weight-asian="bold" style:font-name-complex="Times-Roman" style:font-size-complex="12pt" style:font-weight-complex="bold"/>
    </style:style>
    <style:style style:name="T3" style:family="text">
      <style:text-properties fo:color="#262626" style:text-outline="false" fo:font-size="12pt" fo:letter-spacing="normal" style:text-underline-style="solid" style:text-underline-width="auto" style:text-underline-color="font-color" style:letter-kerning="false" style:font-name-asian="Times-Roman" style:font-size-asian="12pt" style:font-name-complex="Times-Roman" style:font-size-complex="12pt"/>
    </style:style>
    <style:style style:name="T4" style:family="text">
      <style:text-properties fo:font-weight="bold" style:font-weight-asian="bold" style:font-weight-complex="bold"/>
    </style:style>
    <style:style style:name="T5" style:family="text">
      <style:text-properties fo:color="#434343" style:font-name-asian="HelveticaNeue" style:font-name-complex="HelveticaNeue"/>
    </style:style>
    <style:style style:name="T6" style:family="text">
      <style:text-properties fo:color="#1e1717" style:text-outline="false" fo:font-size="12pt" fo:letter-spacing="normal" style:letter-kerning="false" style:font-name-asian="Times-Roman" style:font-size-asian="12pt" style:font-name-complex="Times-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2 </text:p>
      <text:p text:style-name="P1"/>
      <text:p text:style-name="P2">The issue of loneliness </text:p>
      <text:p text:style-name="P2"/>
      <text:p text:style-name="P2">Week two was very heavy research focused week as I aim to research the possible causes and solutions of loneliness among everybody not just the most looked at older generation and how does loneliness affect your well-being in this very technology based society. </text:p>
      <text:p text:style-name="P2"/>
      <text:p text:style-name="P2">To start with I looked into the family aspect, as experiences myself making time for family and loved ones across the world with time differences always seems hard even with smart devices which designed for us to communicate instantly but sometime it lose its personal touch. And looking into raising the issue of loneliness in the big city and tech driven world. </text:p>
      <text:p text:style-name="P2"/>
      <text:p text:style-name="P2">Research has shown that technology is a key enabler for social interaction for 18-34 year olds, while people aged 55+ value face to face communication more. And similar study show 68% of adults in the UK say they feel lonely either often, always or something. This is the most acute among 18-34 year olds, with 83% of this age group experiencing loneliness. <text:span text:style-name="T1">When think of loneliness people normally associate with older people, however everybody can get lonely and we have often overlooked the fact younger and </text:span><text:span text:style-name="T2">younger generation</text:span><text:span text:style-name="T1"> are getting lonely, especially living in a fast phased </text:span><text:span text:style-name="T2">big city</text:span><text:span text:style-name="T1">. young Londoners (16-34) are twice as likely to be lonely as their counterparts elsewhere in the country. High housing costs, long working hours and the growth of </text:span><text:span text:style-name="T3">social media</text:span><text:span text:style-name="T1"> as factors contributing to loneliness in the city. Young generation working in a fast phased big city can get lonely and stressed easily they are just as vulnerable as the older generation specially in this very technology based world. </text:span></text:p>
      <text:p text:style-name="P6"/>
      <text:p text:style-name="P2"><text:span text:style-name="T1">Loneliness can also affect your mental well-being, more reason to practice physiological hygiene. </text:span><text:span text:style-name="T6">Feeling lonely increased the risk of heart attacks, dementia, depression, and could disrupt sleep, raise blood pressure and lower the immune system. Those who felt isolated from others were 14 per cent more likely to have an early death. In short, loneliness is as bad for the health as that nasty 15-a-day Marlboro light habit. </text:span></text:p>
      <text:p text:style-name="P6"/>
      <text:p text:style-name="P3">From researches I feel that loneliness sometimes can because it is a very heavy tech connected society we living in right now, maybe by creating something that doesn't need a <text:span text:style-name="T4">smart device screen</text:span> to interact with, and can be operate by any age range group with any tech knowledge capacity. It's still connect to the internet but the key element is not the Interweb but it's about the user experiences, how user interact with the product and it's centre messages and content <text:s/></text:p>
      <text:p text:style-name="P3"/>
      <text:p text:style-name="P3">Communication isn't necessarily constantly talking, communication/interaction isn't necessarily <text:span text:style-name="T4">physical words</text:span>, colour, sound, movement, touch and even smell can trigger different emotional connection with the product. Often it's the small thing can make the max impact Kengo Kuma have always liked to work with traditional Japanese material and he takes care of the little details like the smell of tatami mats, which commonly used in traditional Japanese house, remind people how they feel when they were their younger self. </text:p>
      <text:p text:style-name="P3"/>
      <text:p text:style-name="P4">But loneliness is defined purely subjectively. It depends solely on whether you feel emotionally or socially disconnected from those around you. And studies tell us that even a two-minute distraction is sufficient to break the urge to ruminate in that moment, nature is another good way to bring stress level down. Adopt those factors with above study finds to identify the best interactive way to help people feel less lonely. </text:p>
      <text:p text:style-name="P4"/>
      <text:p text:style-name="P3">Finally loneliness can affect us not just physical also mentally. “ <text:span text:style-name="T5">A hundred years ago, people began practicing personal hygiene, and life expectancy rates rose by over 50 percent in just a matter of decades. I believe our quality of life could rise just as dramatically if we all began practicing emotional hygiene.” </text:span></text:p>
      <text:p text:style-name="P3"/>
      <text:p text:style-name="P3"/>
      <text:p text:style-name="P7"><text:soft-page-break/></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0-21T12:48:09</meta:creation-date>
    <meta:generator>OpenOffice/4.1.2$Unix OpenOffice.org_project/412m3$Build-9782</meta:generator>
    <dc:date>2016-10-21T15:37:50</dc:date>
    <dc:creator>Jane  Smith</dc:creator>
    <meta:editing-duration>PT2H49M20S</meta:editing-duration>
    <meta:editing-cycles>3</meta:editing-cycles>
    <meta:document-statistic meta:table-count="0" meta:image-count="0" meta:object-count="0" meta:page-count="2" meta:paragraph-count="10" meta:word-count="629" meta:character-count="3838"/>
  </office:meta>
</office:document-meta>
</file>